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2957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16pt" style:font-size-asian="16pt" style:font-size-complex="16pt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15pt" style:font-size-asian="15pt" style:font-size-complex="15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office:value-type="string">
            <text:p>value</text:p>
          </table:table-cell>
          <table:table-cell table:style-name="ce3" office:value-type="string">
            <text:p>footprint</text:p>
          </table:table-cell>
          <table:table-cell office:value-type="string">
            <text:p>cnt</text:p>
          </table:table-cell>
        </table:table-row>
        <table:table-row table:style-name="ro2">
          <table:table-cell table:style-name="ce1" office:value-type="string">
            <text:p>50,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7">
            <text:p>27</text:p>
          </table:table-cell>
        </table:table-row>
        <table:table-row table:style-name="ro2">
          <table:table-cell table:style-name="ce1" office:value-type="string">
            <text:p>0.1u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3">
            <text:p>23</text:p>
          </table:table-cell>
        </table:table-row>
        <table:table-row table:style-name="ro2">
          <table:table-cell table:style-name="ce1" office:value-type="string">
            <text:p>2.2u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10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1u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200,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0.001u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0.01u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50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ferrite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33,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15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25.2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4.7p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7.5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8p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1.5p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107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1p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2.2n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2.7nH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220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22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270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3.9nH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33n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33p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5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7pf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8.2nH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825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90k</text:p>
          </table:table-cell>
          <table:table-cell table:style-name="ce4" office:value-type="float" office:value="402">
            <text:p>402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LED</text:p>
          </table:table-cell>
          <table:table-cell table:style-name="ce4" office:value-type="float" office:value="603">
            <text:p>603</text:p>
          </table:table-cell>
          <table:table-cell table:style-name="ce6" office:value-type="float" office:value="16">
            <text:p>16</text:p>
          </table:table-cell>
        </table:table-row>
        <table:table-row table:style-name="ro2">
          <table:table-cell table:style-name="ce1" office:value-type="string">
            <text:p>10uf</text:p>
          </table:table-cell>
          <table:table-cell table:style-name="ce4" office:value-type="float" office:value="603">
            <text:p>603</text:p>
          </table:table-cell>
          <table:table-cell table:style-name="ce6"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MAX6711Z</text:p>
          </table:table-cell>
          <table:table-cell table:style-name="ce4" office:value-type="string">
            <text:p>SC-70-4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MIC5365</text:p>
          </table:table-cell>
          <table:table-cell table:style-name="ce4" office:value-type="string">
            <text:p>SC-70-5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TC1016</text:p>
          </table:table-cell>
          <table:table-cell table:style-name="ce4" office:value-type="string">
            <text:p>SC-70-5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TPS71733</text:p>
          </table:table-cell>
          <table:table-cell table:style-name="ce4" office:value-type="string">
            <text:p>SC-70-5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uclamp0501</text:p>
          </table:table-cell>
          <table:table-cell table:style-name="ce4" office:value-type="string">
            <text:p>SOD-52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ADCS7476</text:p>
          </table:table-cell>
          <table:table-cell table:style-name="ce4" office:value-type="string">
            <text:p>SOT-23-6</text:p>
          </table:table-cell>
          <table:table-cell table:style-name="ce6" office:value-type="float" office:value="2">
            <text:p>2</text:p>
          </table:table-cell>
        </table:table-row>
        <table:table-row table:style-name="ro3" table:number-rows-repeated="1048534">
          <table:table-cell table:number-columns-repeated="3"/>
        </table:table-row>
        <table:table-row table:style-name="ro3">
          <table:table-cell table:number-columns-repeated="3"/>
        </table:table-row>
      </table:table>
      <table:database-ranges>
        <table:database-range table:target-range-address="Sheet1.A1:Sheet1.E41">
          <table:sort>
            <table:sort-by table:field-number="1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15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04T15:25:03</dc:date>
    <dc:creator>tlh24 </dc:creator>
    <meta:generator>OpenOffice.org/3.2$Unix OpenOffice.org_project/320m12$Build-9483</meta:generator>
    <meta:editing-duration>PT00H47M26S</meta:editing-duration>
    <meta:editing-cycles>2</meta:editing-cycles>
    <meta:printed-by>tlh24 </meta:printed-by>
    <meta:print-date>2010-08-02T12:12:14</meta:print-date>
    <meta:document-statistic meta:table-count="1" meta:cell-count="123" meta:object-count="0"/>
  </office:meta>
</office:document-meta>
</file>